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3">
      <style:text-properties fo:language="en" fo:country="US"/>
    </style:style>
    <style:style style:name="P2" style:family="paragraph" style:parent-style-name="Text_20_body_20_indent_20_Organon" style:list-style-name="L1"/>
    <style:style style:name="T1" style:family="text">
      <style:text-properties fo:language="en" fo:country="US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78">
        <text:h text:style-name="P1" text:outline-level="3">Translations</text:h>
        <text:p text:style-name="Text_20_body"><text:span text:style-name="T1"/></text:p>
        <text:p text:style-name="Text_20_body_20_indent_20_Organon"><text:span text:style-name="T1">Enables the user to create his own translation of Organon.</text:span></text:p>
        <text:h text:style-name="Heading_20_4" text:outline-level="4"><text:span text:style-name="T1">Left Side:</text:span></text:h>
        <text:p text:style-name="Text_20_body_20_indent_20_Organon"><text:span text:style-name="T1">The more left sided text is the reference, below is the translation. A colored translation box and “*******” are showing an untranslated entry.</text:span></text:p>
        <text:p text:style-name="Text_20_body_20_indent_20_Organon"><text:span text:style-name="T1"/></text:p>
        <text:h text:style-name="Heading_20_4" text:outline-level="4"><text:span text:style-name="T1">Right Side:</text:span></text:h>
        <text:list xml:id="list5182729148569967001" text:style-name="L1">
          <text:list-item>
            <text:p text:style-name="P2"><text:span text:style-name="T1">Reference: </text:span></text:p>
            <text:p text:style-name="P2"><text:span text:style-name="T1">Choose the language reference file, you want to translate from (english or german)</text:span></text:p>
          </text:list-item>
          <text:list-item>
            <text:p text:style-name="P2"><text:span text:style-name="T1">Load Organon Language File:</text:span></text:p>
            <text:p text:style-name="P2"><text:span text:style-name="T1">You might start with a language file distributed with Organon</text:span></text:p>
          </text:list-item>
          <text:list-item>
            <text:p text:style-name="P2"><text:span text:style-name="T1">Load User File:</text:span></text:p>
            <text:p text:style-name="P2"><text:span text:style-name="T1">When a translation has been saved already, load it with this button into the tool.</text:span></text:p>
          </text:list-item>
          <text:list-item>
            <text:p text:style-name="P2"><text:span text:style-name="T1">Save Translation:</text:span></text:p>
            <text:p text:style-name="P2"><text:span text:style-name="T1">For saving the translation in any state.</text:span></text:p>
          </text:list-item>
          <text:list-item>
            <text:p text:style-name="P2"><text:span text:style-name="T1">Path to Organon Language Files:</text:span></text:p>
            <text:p text:style-name="P2"><text:span text:style-name="T1">This is the path where the language file has to be saved, when it should be loaded automatically. It has to have the form: “lang_&lt;Country Code&gt;.py” Country Codes can be found at:</text:span></text:p>
            <text:p text:style-name="P2"><text:a xlink:type="simple" xlink:href="https://en.wikipedia.org/wiki/List_of_ISO_639-1_codes" text:style-name="Internet_20_link" text:visited-style-name="Visited_20_Internet_20_Link"><text:span text:style-name="T1">https://en.wikipedia.org/wiki/List_of_ISO_639-1_codes</text:span></text:a></text:p>
            <text:p text:style-name="P2"><text:span text:style-name="T1">(column 639-1)</text:span></text:p>
          </text:list-item>
        </text:list>
        <text:p text:style-name="Text_20_body_20_indent_20_Organon"><text:span text:style-name="T1"/></text:p>
        <text:p text:style-name="Text_20_body_20_indent_20_Organon"><text:span text:style-name="T1">If you like to share a translation you made, send it to me by Email and I will distribute it with the next release.</text:span></text:p>
        <text:p text:style-name="Text_20_body_20_indent_20_Organon"><text:span text:style-name="T1">organon_err(at)web(dot)de</text:span></text:p>
        <text:p text:style-name="Text_20_body"><text:span text:style-name="T1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9" meta:word-count="170" meta:character-count="997"/>
    <dc:date>2015-10-21T16:49:45.68</dc:date>
    <meta:editing-duration>P0D</meta:editing-duration>
    <meta:editing-cycles>1</meta:editing-cycles>
    <meta:generator>OpenOffice/4.1.1$Win32 OpenOffice.org_project/411m6$Build-9775</meta:generator>
  </office:meta>
</office:document-meta>
</file>